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479" officeooo:paragraph-rsid="00004479"/>
    </style:style>
    <style:style style:name="P2" style:family="paragraph" style:parent-style-name="Standard">
      <style:text-properties officeooo:rsid="00004479" officeooo:paragraph-rsid="0002f003"/>
    </style:style>
    <style:style style:name="P3" style:family="paragraph" style:parent-style-name="Standard">
      <style:text-properties officeooo:rsid="00004479" officeooo:paragraph-rsid="00061cb5"/>
    </style:style>
    <style:style style:name="P4" style:family="paragraph" style:parent-style-name="Standard">
      <style:text-properties fo:font-weight="bold" officeooo:rsid="00004479" officeooo:paragraph-rsid="00004479" style:font-weight-asian="bold" style:font-weight-complex="bold"/>
    </style:style>
    <style:style style:name="P5" style:family="paragraph" style:parent-style-name="Standard">
      <style:text-properties fo:font-weight="bold" officeooo:rsid="00004479" officeooo:paragraph-rsid="0002f003" style:font-weight-asian="bold" style:font-weight-complex="bold"/>
    </style:style>
    <style:style style:name="P6" style:family="paragraph" style:parent-style-name="Standard">
      <style:text-properties fo:font-weight="bold" officeooo:rsid="00004479" officeooo:paragraph-rsid="00061cb5" style:font-weight-asian="bold" style:font-weight-complex="bold"/>
    </style:style>
    <style:style style:name="P7" style:family="paragraph" style:parent-style-name="Standard">
      <style:text-properties fo:font-weight="bold" officeooo:rsid="0005e73f" officeooo:paragraph-rsid="000446ad" style:font-weight-asian="bold" style:font-weight-complex="bold"/>
    </style:style>
    <style:style style:name="P8" style:family="paragraph" style:parent-style-name="Standard">
      <style:text-properties fo:font-weight="bold" officeooo:rsid="0005e73f" officeooo:paragraph-rsid="00061cb5" style:font-weight-asian="bold" style:font-weight-complex="bold"/>
    </style:style>
    <style:style style:name="P9" style:family="paragraph" style:parent-style-name="Standard">
      <style:text-properties fo:font-weight="normal" officeooo:rsid="00004479" officeooo:paragraph-rsid="00004479" style:font-weight-asian="normal" style:font-weight-complex="normal"/>
    </style:style>
    <style:style style:name="P10" style:family="paragraph" style:parent-style-name="Standard">
      <style:text-properties fo:font-weight="normal" officeooo:rsid="00004479" officeooo:paragraph-rsid="0002f003" style:font-weight-asian="normal" style:font-weight-complex="normal"/>
    </style:style>
    <style:style style:name="P11" style:family="paragraph" style:parent-style-name="Standard">
      <style:text-properties fo:font-weight="normal" officeooo:rsid="00004479" officeooo:paragraph-rsid="000446ad" style:font-weight-asian="normal" style:font-weight-complex="normal"/>
    </style:style>
    <style:style style:name="P12" style:family="paragraph" style:parent-style-name="Standard">
      <style:text-properties fo:font-weight="normal" officeooo:rsid="00004479" officeooo:paragraph-rsid="00061cb5" style:font-weight-asian="normal" style:font-weight-complex="normal"/>
    </style:style>
    <style:style style:name="P13" style:family="paragraph" style:parent-style-name="Standard">
      <style:text-properties fo:font-weight="normal" officeooo:rsid="000446ad" officeooo:paragraph-rsid="000446ad" style:font-weight-asian="normal" style:font-weight-complex="normal"/>
    </style:style>
    <style:style style:name="P14" style:family="paragraph" style:parent-style-name="Standard">
      <style:text-properties fo:font-weight="normal" officeooo:rsid="000446ad" officeooo:paragraph-rsid="00061cb5" style:font-weight-asian="normal" style:font-weight-complex="normal"/>
    </style:style>
    <style:style style:name="P15" style:family="paragraph" style:parent-style-name="Standard">
      <style:text-properties officeooo:rsid="0002f003" officeooo:paragraph-rsid="0002f003"/>
    </style:style>
    <style:style style:name="P16" style:family="paragraph" style:parent-style-name="Standard">
      <style:text-properties officeooo:rsid="0002f003" officeooo:paragraph-rsid="00061cb5"/>
    </style:style>
    <style:style style:name="P17" style:family="paragraph" style:parent-style-name="Standard">
      <style:text-properties fo:font-weight="normal" officeooo:rsid="000446ad" officeooo:paragraph-rsid="000446ad" style:font-weight-asian="normal" style:font-weight-complex="normal"/>
    </style:style>
    <style:style style:name="P18" style:family="paragraph" style:parent-style-name="Standard">
      <style:text-properties fo:font-weight="normal" officeooo:rsid="000446ad" officeooo:paragraph-rsid="000962a9" style:font-weight-asian="normal" style:font-weight-complex="normal"/>
    </style:style>
    <style:style style:name="P19" style:family="paragraph" style:parent-style-name="Standard">
      <style:text-properties fo:font-weight="normal" officeooo:rsid="000446ad" officeooo:paragraph-rsid="000bcc4f" style:font-weight-asian="normal" style:font-weight-complex="normal"/>
    </style:style>
    <style:style style:name="P20" style:family="paragraph" style:parent-style-name="Standard">
      <style:text-properties fo:font-weight="normal" officeooo:rsid="000446ad" officeooo:paragraph-rsid="000d781a" style:font-weight-asian="normal" style:font-weight-complex="normal"/>
    </style:style>
    <style:style style:name="P21" style:family="paragraph" style:parent-style-name="Standard">
      <style:text-properties fo:font-weight="normal" officeooo:rsid="00004479" officeooo:paragraph-rsid="0002f003" style:font-weight-asian="normal" style:font-weight-complex="normal"/>
    </style:style>
    <style:style style:name="P22" style:family="paragraph" style:parent-style-name="Standard">
      <style:text-properties fo:font-weight="normal" officeooo:rsid="00004479" officeooo:paragraph-rsid="000962a9" style:font-weight-asian="normal" style:font-weight-complex="normal"/>
    </style:style>
    <style:style style:name="P23" style:family="paragraph" style:parent-style-name="Standard">
      <style:text-properties fo:font-weight="normal" officeooo:rsid="00004479" officeooo:paragraph-rsid="00061cb5" style:font-weight-asian="normal" style:font-weight-complex="normal"/>
    </style:style>
    <style:style style:name="P24" style:family="paragraph" style:parent-style-name="Standard">
      <style:text-properties fo:font-weight="normal" officeooo:rsid="00004479" officeooo:paragraph-rsid="000bcc4f" style:font-weight-asian="normal" style:font-weight-complex="normal"/>
    </style:style>
    <style:style style:name="P25" style:family="paragraph" style:parent-style-name="Standard">
      <style:text-properties fo:font-weight="normal" officeooo:rsid="00004479" officeooo:paragraph-rsid="000d781a" style:font-weight-asian="normal" style:font-weight-complex="normal"/>
    </style:style>
    <style:style style:name="P26" style:family="paragraph" style:parent-style-name="Standard">
      <style:text-properties fo:font-weight="normal" officeooo:rsid="000b5cce" officeooo:paragraph-rsid="000b5cce" style:font-weight-asian="normal" style:font-weight-complex="normal"/>
    </style:style>
    <style:style style:name="P27" style:family="paragraph" style:parent-style-name="Standard">
      <style:text-properties fo:font-weight="normal" officeooo:rsid="000bcc4f" officeooo:paragraph-rsid="000bcc4f" style:font-weight-asian="normal" style:font-weight-complex="normal"/>
    </style:style>
    <style:style style:name="P28" style:family="paragraph" style:parent-style-name="Standard">
      <style:text-properties fo:font-weight="normal" officeooo:rsid="000d781a" officeooo:paragraph-rsid="000d781a" style:font-weight-asian="normal" style:font-weight-complex="normal"/>
    </style:style>
    <style:style style:name="P29" style:family="paragraph" style:parent-style-name="Standard">
      <style:text-properties fo:font-weight="bold" officeooo:rsid="00004479" officeooo:paragraph-rsid="0007d0be" style:font-weight-asian="bold" style:font-weight-complex="bold"/>
    </style:style>
    <style:style style:name="P30" style:family="paragraph" style:parent-style-name="Standard">
      <style:text-properties fo:font-weight="bold" officeooo:rsid="00004479" officeooo:paragraph-rsid="0002f003" style:font-weight-asian="bold" style:font-weight-complex="bold"/>
    </style:style>
    <style:style style:name="P31" style:family="paragraph" style:parent-style-name="Standard">
      <style:text-properties fo:font-weight="bold" officeooo:rsid="00004479" officeooo:paragraph-rsid="000d781a" style:font-weight-asian="bold" style:font-weight-complex="bold"/>
    </style:style>
    <style:style style:name="P32" style:family="paragraph" style:parent-style-name="Standard">
      <style:text-properties fo:font-weight="bold" officeooo:rsid="00004479" officeooo:paragraph-rsid="00004479" style:font-weight-asian="bold" style:font-weight-complex="bold"/>
    </style:style>
    <style:style style:name="P33" style:family="paragraph" style:parent-style-name="Standard">
      <style:text-properties fo:font-weight="bold" officeooo:rsid="00004479" officeooo:paragraph-rsid="00061cb5" style:font-weight-asian="bold" style:font-weight-complex="bold"/>
    </style:style>
    <style:style style:name="P34" style:family="paragraph" style:parent-style-name="Standard">
      <style:text-properties fo:font-weight="bold" officeooo:rsid="0005e73f" officeooo:paragraph-rsid="000962a9" style:font-weight-asian="bold" style:font-weight-complex="bold"/>
    </style:style>
    <style:style style:name="P35" style:family="paragraph" style:parent-style-name="Standard">
      <style:text-properties fo:font-weight="bold" officeooo:rsid="0005e73f" officeooo:paragraph-rsid="000bcc4f" style:font-weight-asian="bold" style:font-weight-complex="bold"/>
    </style:style>
    <style:style style:name="P36" style:family="paragraph" style:parent-style-name="Standard">
      <style:text-properties fo:font-weight="bold" officeooo:rsid="0005e73f" officeooo:paragraph-rsid="000d781a" style:font-weight-asian="bold" style:font-weight-complex="bold"/>
    </style:style>
    <style:style style:name="P37" style:family="paragraph" style:parent-style-name="Standard">
      <style:text-properties officeooo:rsid="00004479" officeooo:paragraph-rsid="0002f003"/>
    </style:style>
    <style:style style:name="P38" style:family="paragraph" style:parent-style-name="Standard">
      <style:text-properties officeooo:rsid="00004479" officeooo:paragraph-rsid="000d781a"/>
    </style:style>
    <style:style style:name="P39" style:family="paragraph" style:parent-style-name="Standard">
      <style:text-properties officeooo:paragraph-rsid="00087d3c"/>
    </style:style>
    <style:style style:name="P40" style:family="paragraph" style:parent-style-name="Standard">
      <style:text-properties officeooo:rsid="00087d3c" officeooo:paragraph-rsid="00087d3c"/>
    </style:style>
    <style:style style:name="P41" style:family="paragraph" style:parent-style-name="Standard">
      <style:text-properties officeooo:rsid="00087d3c" officeooo:paragraph-rsid="000bcc4f"/>
    </style:style>
    <style:style style:name="P42" style:family="paragraph" style:parent-style-name="Standard">
      <style:text-properties officeooo:paragraph-rsid="000962a9"/>
    </style:style>
    <style:style style:name="T1" style:family="text">
      <style:text-properties officeooo:rsid="0002f00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f003" style:font-weight-asian="normal" style:font-weight-complex="normal"/>
    </style:style>
    <style:style style:name="T4" style:family="text">
      <style:text-properties fo:font-weight="normal" officeooo:rsid="00061cb5" style:font-weight-asian="normal" style:font-weight-complex="normal"/>
    </style:style>
    <style:style style:name="T5" style:family="text">
      <style:text-properties fo:font-weight="normal" officeooo:rsid="0007d0be" style:font-weight-asian="normal" style:font-weight-complex="normal"/>
    </style:style>
    <style:style style:name="T6" style:family="text">
      <style:text-properties fo:font-weight="normal" officeooo:rsid="00087d3c" style:font-weight-asian="normal" style:font-weight-complex="normal"/>
    </style:style>
    <style:style style:name="T7" style:family="text">
      <style:text-properties fo:font-weight="normal" officeooo:rsid="00004479" style:font-weight-asian="normal" style:font-weight-complex="normal"/>
    </style:style>
    <style:style style:name="T8" style:family="text">
      <style:text-properties fo:font-weight="normal" officeooo:rsid="000962a9" style:font-weight-asian="normal" style:font-weight-complex="normal"/>
    </style:style>
    <style:style style:name="T9" style:family="text">
      <style:text-properties fo:font-weight="normal" officeooo:rsid="000b5cce" style:font-weight-asian="normal" style:font-weight-complex="normal"/>
    </style:style>
    <style:style style:name="T10" style:family="text">
      <style:text-properties fo:font-weight="normal" officeooo:rsid="000bcc4f" style:font-weight-asian="normal" style:font-weight-complex="normal"/>
    </style:style>
    <style:style style:name="T11" style:family="text">
      <style:text-properties fo:font-weight="normal" officeooo:rsid="000d781a" style:font-weight-asian="normal" style:font-weight-complex="normal"/>
    </style:style>
    <style:style style:name="T12" style:family="text">
      <style:text-properties officeooo:rsid="000446a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05e73f"/>
    </style:style>
    <style:style style:name="T15" style:family="text">
      <style:text-properties officeooo:rsid="00061cb5"/>
    </style:style>
    <style:style style:name="T16" style:family="text">
      <style:text-properties officeooo:rsid="0006ee66"/>
    </style:style>
    <style:style style:name="T17" style:family="text">
      <style:text-properties style:text-underline-style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87d3c"/>
    </style:style>
    <style:style style:name="T20" style:family="text">
      <style:text-properties officeooo:rsid="000962a9"/>
    </style:style>
    <style:style style:name="T21" style:family="text">
      <style:text-properties officeooo:rsid="000b5cce"/>
    </style:style>
    <style:style style:name="T22" style:family="text">
      <style:text-properties officeooo:rsid="000d781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uso: <text:span text:style-name="T3">Crear </text:span><text:span text:style-name="T4">i</text:span><text:span text:style-name="T3">tinerario</text:span></text:p>
      <text:p text:style-name="P1"/>
      <text:p text:style-name="P4">Actor Principal: <text:span text:style-name="T3">Turista</text:span></text:p>
      <text:p text:style-name="P1"/>
      <text:p text:style-name="P4">Personal involucrado e intereses: </text:p>
      <text:p text:style-name="P4"/>
      <text:p text:style-name="P15">Turista: Quiere crear un itinerario dentro de la aplicación.</text:p>
      <text:p text:style-name="P2"/>
      <text:p text:style-name="P4">Precondiciones: <text:span text:style-name="T5">El turista, desde sus itinerarios, </text:span><text:span text:style-name="T6">accede a la creación de itinerario.</text:span></text:p>
      <text:p text:style-name="P1"/>
      <text:p text:style-name="P4">Postcondiciones (garantías de éxito): <text:span text:style-name="T3">El turista crea un itinerario vacío.</text:span></text:p>
      <text:p text:style-name="P4"/>
      <text:p text:style-name="P4">Escenario principal de éxito (Flujo Básico)</text:p>
      <text:p text:style-name="P9"/>
      <text:p text:style-name="P11"><text:span text:style-name="T12">1</text:span>. <text:span text:style-name="T12">El Turista escribe el nombre del nuevo itinerario.</text:span></text:p>
      <text:p text:style-name="P13">2. Si el nombre no se repite con otro itinerario del usuario, se crea el nuevo itinerario.</text:p>
      <text:p text:style-name="P13"/>
      <text:p text:style-name="P7">Extensiones (Flujos Alternativos)</text:p>
      <text:p text:style-name="P9"/>
      <text:p text:style-name="P13">1-2' Cancelar: En cualquier momento el Turista puede cancelar la operación. </text:p>
      <text:p text:style-name="P11">2<text:span text:style-name="T14">' El nombre del itinerario ya existe</text:span></text:p>
      <text:p text:style-name="P11">- <text:span text:style-name="T12">Se emite un mensaje y se vuelve al paso 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Caso de uso: <text:span text:style-name="T4">Añadir</text:span><text:span text:style-name="T1"> </text:span><text:span text:style-name="T3">lugar a</text:span><text:span text:style-name="T1"> </text:span><text:span text:style-name="T4">i</text:span><text:span text:style-name="T3">tinerario</text:span></text:p>
      <text:p text:style-name="P3"/>
      <text:p text:style-name="P6">Actor Principal: <text:span text:style-name="T3">Turista</text:span></text:p>
      <text:p text:style-name="P3"/>
      <text:p text:style-name="P6">Personal involucrado e intereses: </text:p>
      <text:p text:style-name="P6"/>
      <text:p text:style-name="P16">Turista: Quiere <text:span text:style-name="T15">agregar </text:span>un <text:span text:style-name="T15">lugar a un </text:span>itinerario <text:span text:style-name="T15">creado por él con anterioridad</text:span></text:p>
      <text:p text:style-name="P3"/>
      <text:p text:style-name="P6">Precondiciones: <text:s/><text:span text:style-name="T4">Se debe haber estado en la parte de visualización de un lugar específico</text:span></text:p>
      <text:p text:style-name="P3"/>
      <text:p text:style-name="P6">Postcondiciones (garantías de éxito): <text:span text:style-name="T3">El turista </text:span><text:span text:style-name="T4">agrega</text:span><text:span text:style-name="T3"> un </text:span><text:span text:style-name="T4">lugar a un </text:span><text:span text:style-name="T3">itinerario </text:span><text:span text:style-name="T4">específico</text:span></text:p>
      <text:p text:style-name="P6"/>
      <text:p text:style-name="P6">Escenario principal de éxito (Flujo Básico)</text:p>
      <text:p text:style-name="P12"/>
      <text:p text:style-name="P26">1. El turista selecciona opción para agregar el lugar al itinerario.</text:p>
      <text:p text:style-name="P12"><text:span text:style-name="T21">2</text:span>. <text:span text:style-name="T15">El turista selecciona el itinerario al cual quiere agregar el lugar.</text:span></text:p>
      <text:p text:style-name="P14"><text:span text:style-name="T21">3</text:span>. Si el <text:span text:style-name="T16">lugar no era el último dentro del itinerario, este se agrega al final del itinerario</text:span></text:p>
      <text:p text:style-name="P14"/>
      <text:p text:style-name="P8">Extensiones (Flujos Alternativos)</text:p>
      <text:p text:style-name="P12"/>
      <text:p text:style-name="P18"><text:span text:style-name="T21">2</text:span>-<text:span text:style-name="T21">3</text:span>' Cancelar</text:p>
      <text:p text:style-name="P18">- En cualquier momento el Turista puede cancelar la operación. </text:p>
      <text:p text:style-name="P12"><text:span text:style-name="T21">3' El lugar se encontraba en la última posición del itinerario</text:span></text:p>
      <text:p text:style-name="P12">- <text:span text:style-name="T12">Se emite un mensaje y se vuelve al paso 2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Caso de uso: <text:span text:style-name="T3">Buscar itinerario</text:span></text:p>
      <text:p text:style-name="P2"/>
      <text:p text:style-name="P5">Actor Principal: <text:span text:style-name="T3">Turista</text:span></text:p>
      <text:p text:style-name="P2"/>
      <text:p text:style-name="P31">Personal involucrado e intereses: </text:p>
      <text:p text:style-name="P31"/>
      <text:p text:style-name="P31"><text:span text:style-name="T2">Turista: Quiere encontrar un </text:span><text:span text:style-name="T5">itinerario </text:span><text:span text:style-name="T2">determinado, o encontrar un </text:span><text:span text:style-name="T5">itinerarios que cumplan una serie de criterios de búsqueda.</text:span></text:p>
      <text:p text:style-name="P2"/>
      <text:p text:style-name="P2"><text:span text:style-name="T18">Precondiciones: <text:s/></text:span><text:span text:style-name="T6">El turista está visualizando una lista con todos los itinerarios disponibles</text:span></text:p>
      <text:p text:style-name="P2"/>
      <text:p text:style-name="P29">Postcondiciones (garantías de éxito): <text:span text:style-name="Fuente_20_de_20_párrafo_20_predeter."><text:span text:style-name="T2">El turista obtiene una lista de los </text:span></text:span><text:span text:style-name="Fuente_20_de_20_párrafo_20_predeter."><text:span text:style-name="T5">itinerarios</text:span></text:span><text:span text:style-name="Fuente_20_de_20_párrafo_20_predeter."><text:span text:style-name="T2"> que cumplen con el criterio de búsqueda utilizado. Ya sea por nombre, </text:span></text:span><text:span text:style-name="Fuente_20_de_20_párrafo_20_predeter."><text:span text:style-name="T5">lugares y servicios contenidos,</text:span></text:span><text:span text:style-name="Fuente_20_de_20_párrafo_20_predeter."><text:span text:style-name="T2"> etc.</text:span></text:span></text:p>
      <text:p text:style-name="P5"/>
      <text:p text:style-name="P5">Escenario principal de éxito (Flujo Básico)</text:p>
      <text:p text:style-name="P10"/>
      <text:p text:style-name="P42"><text:span text:style-name="T7">1. </text:span><text:span text:style-name="T6">El turista selecciona la opción de </text:span><text:span text:style-name="T8">búsqueda.</text:span></text:p>
      <text:p text:style-name="P42"><text:span text:style-name="T8">2. El turista ingresa palabra clave.</text:span></text:p>
      <text:p text:style-name="P39"><text:span text:style-name="T8">3</text:span><text:span text:style-name="T7">. El sistema busca en la base de datos los </text:span><text:span text:style-name="T6">itinerarios q</text:span><text:span text:style-name="T7">ue cumplan los </text:span><text:span text:style-name="T6">criterios</text:span><text:span text:style-name="T7"> del turista.</text:span></text:p>
      <text:p text:style-name="P40"><text:span text:style-name="T8">4</text:span><text:span text:style-name="T2">. </text:span><text:span text:style-name="T8">Si la búsqueda fue realizada con éxito, e</text:span><text:span text:style-name="T2">l sistema despliega en la pantalla los itinerarios </text:span><text:span text:style-name="T8">encontrados.</text:span></text:p>
      <text:p text:style-name="P40"><text:span text:style-name="T6"/></text:p>
      <text:p text:style-name="P34">Extensiones (Flujos Alternativos)</text:p>
      <text:p text:style-name="P10"/>
      <text:p text:style-name="P18"><text:span text:style-name="T20">2</text:span>'<text:span text:style-name="T20">a</text:span> Cancela<text:span text:style-name="T20">r</text:span></text:p>
      <text:p text:style-name="P18">- E<text:span text:style-name="T20">l turista puede decidir no llevar a cabo la búsqueda.</text:span></text:p>
      <text:p text:style-name="P18"><text:span text:style-name="T20">2</text:span>’<text:span text:style-name="T20">b Se puede agregar algún criterio de búsqueda adicional, de tipo localidad, lugar, servicio, etc.</text:span></text:p>
      <text:p text:style-name="P22"><text:span text:style-name="T20">4' La búsqueda no entregó ningún resultado</text:span></text:p>
      <text:p text:style-name="P22">- <text:span text:style-name="T12">Se emite un mensaje y se vuelve al paso 2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Caso de uso: <text:span text:style-name="T3">Compartir itinerario</text:span></text:p>
      <text:p text:style-name="P2"/>
      <text:p text:style-name="P5">Actor Principal: <text:span text:style-name="T3">Turista</text:span></text:p>
      <text:p text:style-name="P2"/>
      <text:p text:style-name="P31">Personal involucrado e intereses: </text:p>
      <text:p text:style-name="P31"/>
      <text:p text:style-name="P31"><text:span text:style-name="T2">Turista: </text:span><text:span text:style-name="T9">Quiere compartir un itinerario de su interés en las redes sociales</text:span><text:span text:style-name="T5">.</text:span></text:p>
      <text:p text:style-name="P2"/>
      <text:p text:style-name="P2"><text:span text:style-name="T18">Precondiciones: </text:span><text:span text:style-name="T9">Se debe estar dentro de la visualización de un </text:span><text:span text:style-name="T10">itinerario</text:span><text:span text:style-name="T9"> especifico.</text:span></text:p>
      <text:p text:style-name="P2"/>
      <text:p text:style-name="P5">Postcondiciones (garantías de éxito): <text:span text:style-name="T9">El itinerario es compartido exitosamente en la red social elegida por el usuario</text:span></text:p>
      <text:p text:style-name="P5"/>
      <text:p text:style-name="P5">Escenario principal de éxito (Flujo Básico)</text:p>
      <text:p text:style-name="P10"/>
      <text:p text:style-name="P24">1. <text:span text:style-name="T19">El turista selecciona la opción de compartir.</text:span></text:p>
      <text:p text:style-name="P24">2. <text:span text:style-name="T20">El turista selecciona la red social.</text:span></text:p>
      <text:p text:style-name="P27">3. El turista envía la solicitud a la red social.</text:p>
      <text:p text:style-name="P27">4. Si la solicitud fue realizada con éxito se avisa al turista.</text:p>
      <text:p text:style-name="P41"><text:span text:style-name="T6"/></text:p>
      <text:p text:style-name="P35">Extensiones (Flujos Alternativos)</text:p>
      <text:p text:style-name="P10"/>
      <text:p text:style-name="P19"><text:span text:style-name="T20">2</text:span>' Cancela<text:span text:style-name="T20">r</text:span></text:p>
      <text:p text:style-name="P19">- E<text:span text:style-name="T20">l turista puede decidir no compartir el itinerario.</text:span></text:p>
      <text:p text:style-name="P24"><text:span text:style-name="T20">4' La solicitud fue rechazada por la red social</text:span></text:p>
      <text:p text:style-name="P24">- <text:span text:style-name="T12">Se emite un mensaje y se vuelve al paso 2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Caso de uso: <text:span text:style-name="T3">Visualizar itinerario</text:span></text:p>
      <text:p text:style-name="P2"/>
      <text:p text:style-name="P5">Actor Principal: <text:span text:style-name="T3">Turista</text:span></text:p>
      <text:p text:style-name="P2"/>
      <text:p text:style-name="P31">Personal involucrado e intereses: </text:p>
      <text:p text:style-name="P31"/>
      <text:p text:style-name="P31"><text:span text:style-name="T2">Turista: </text:span><text:span text:style-name="T9">Quiere </text:span><text:span text:style-name="T11">visualizar los contenidos de un itinerario especifico.</text:span></text:p>
      <text:p text:style-name="P5"/>
      <text:p text:style-name="P38"><text:span text:style-name="T18">Precondiciones: <text:s/></text:span><text:span text:style-name="T6">El turista está visualizando una lista </text:span><text:span text:style-name="T11">de</text:span><text:span text:style-name="T6"> itinerarios.</text:span></text:p>
      <text:p text:style-name="P2"/>
      <text:p text:style-name="P5">Postcondiciones (garantías de éxito): <text:span text:style-name="T11">El sistema muestra un itinerario especifico con sus detalles.</text:span></text:p>
      <text:p text:style-name="P5"/>
      <text:p text:style-name="P5">Escenario principal de éxito (Flujo Básico)</text:p>
      <text:p text:style-name="P10"/>
      <text:p text:style-name="P10">1. <text:span text:style-name="T22">El turista selecciona un itinerario especifico dentro de la lista.</text:span></text:p>
      <text:p text:style-name="P10">2. <text:span text:style-name="T22">El turista selecciona la opción de visualización de contenido.</text:span></text:p>
      <text:p text:style-name="P28">3. El sistema muestra la información detallada del itinerario.</text:p>
      <text:p text:style-name="P10"/>
      <text:p text:style-name="P36">Extensiones (Flujos Alternativos)</text:p>
      <text:p text:style-name="P25"/>
      <text:p text:style-name="P20"><text:span text:style-name="T20">2</text:span>' <text:s/><text:span text:style-name="T22">Se quita la elección de dicho itinerario itinerario y así se cancela la ac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20:08.347022664</meta:creation-date>
    <dc:date>2016-11-02T23:53:15.303785517</dc:date>
    <meta:editing-duration>PT18M45S</meta:editing-duration>
    <meta:editing-cycles>3</meta:editing-cycles>
    <meta:generator>LibreOffice/5.2.2.2.0$Linux_X86_64 LibreOffice_project/20m0$Build-2</meta:generator>
    <meta:document-statistic meta:table-count="0" meta:image-count="0" meta:object-count="0" meta:page-count="5" meta:paragraph-count="73" meta:word-count="646" meta:character-count="4127" meta:non-whitespace-character-count="3543"/>
  </office:meta>
</office:document-meta>
</file>